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Hampshire">
            <text:p>Hampshire</text:p>
          </table:table-cell>
          <table:table-cell office:value-type="string" office:value="radiocarbon">
            <text:p>radiocarbon</text:p>
          </table:table-cell>
          <table:table-cell office:value-type="string" office:value="HV-17325">
            <text:p>HV-17325</text:p>
          </table:table-cell>
          <table:table-cell office:value-type="float" office:value="50.79">
            <text:p>50.79</text:p>
          </table:table-cell>
          <table:table-cell office:value-type="float" office:value="-1.34">
            <text:p>-1.34</text:p>
          </table:table-cell>
          <table:table-cell office:value-type="float" office:value="3570.0">
            <text:p>3570.0</text:p>
          </table:table-cell>
          <table:table-cell office:value-type="float" office:value="105.0">
            <text:p>10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66">
            <text:p>-2.66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LongEtal2000,LongTooley1995,ShennanEtal2018">
            <text:p>LongEtal2000,LongTooley1995,ShennanEtal2018</text:p>
          </table:table-cell>
        </table:table-row>
        <table:table-row>
          <table:table-cell office:value-type="string" office:value="Hampshire">
            <text:p>Hampshire</text:p>
          </table:table-cell>
          <table:table-cell office:value-type="string" office:value="radiocarbon">
            <text:p>radiocarbon</text:p>
          </table:table-cell>
          <table:table-cell office:value-type="string" office:value="HV-17324">
            <text:p>HV-17324</text:p>
          </table:table-cell>
          <table:table-cell office:value-type="float" office:value="50.79">
            <text:p>50.79</text:p>
          </table:table-cell>
          <table:table-cell office:value-type="float" office:value="-1.34">
            <text:p>-1.34</text:p>
          </table:table-cell>
          <table:table-cell office:value-type="float" office:value="5320.0">
            <text:p>5320.0</text:p>
          </table:table-cell>
          <table:table-cell office:value-type="float" office:value="200.0">
            <text:p>2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14">
            <text:p>-5.1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2000,LongTooley1995,ShennanEtal2018">
            <text:p>LongEtal2000,LongTooley1995,ShennanEtal2018</text:p>
          </table:table-cell>
        </table:table-row>
        <table:table-row>
          <table:table-cell office:value-type="string" office:value="Hampshire">
            <text:p>Hampshire</text:p>
          </table:table-cell>
          <table:table-cell office:value-type="string" office:value="radiocarbon">
            <text:p>radiocarbon</text:p>
          </table:table-cell>
          <table:table-cell office:value-type="string" office:value="HV-17323">
            <text:p>HV-17323</text:p>
          </table:table-cell>
          <table:table-cell office:value-type="float" office:value="50.79">
            <text:p>50.79</text:p>
          </table:table-cell>
          <table:table-cell office:value-type="float" office:value="-1.34">
            <text:p>-1.34</text:p>
          </table:table-cell>
          <table:table-cell office:value-type="float" office:value="5600.0">
            <text:p>5600.0</text:p>
          </table:table-cell>
          <table:table-cell office:value-type="float" office:value="180.0">
            <text:p>1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9">
            <text:p>-5.29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LongEtal2000,LongTooley1995,ShennanEtal2018">
            <text:p>LongEtal2000,LongTooley1995,ShennanEtal2018</text:p>
          </table:table-cell>
        </table:table-row>
        <table:table-row>
          <table:table-cell office:value-type="string" office:value="Hampshire">
            <text:p>Hampshire</text:p>
          </table:table-cell>
          <table:table-cell office:value-type="string" office:value="radiocarbon">
            <text:p>radiocarbon</text:p>
          </table:table-cell>
          <table:table-cell office:value-type="string" office:value="Beta-93197">
            <text:p>Beta-93197</text:p>
          </table:table-cell>
          <table:table-cell office:value-type="float" office:value="50.89">
            <text:p>50.89</text:p>
          </table:table-cell>
          <table:table-cell office:value-type="float" office:value="-1.3">
            <text:p>-1.3</text:p>
          </table:table-cell>
          <table:table-cell office:value-type="float" office:value="4410.0">
            <text:p>44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54">
            <text:p>-3.54</text:p>
          </table:table-cell>
          <table:table-cell office:value-type="float" office:value="1.17">
            <text:p>1.17</text:p>
          </table:table-cell>
          <table:table-cell office:value-type="float" office:value="1.17">
            <text:p>1.17</text:p>
          </table:table-cell>
          <table:table-cell office:value-type="string" office:value="LongEtal2000,ShennanEtal2018">
            <text:p>LongEtal2000,ShennanEtal2018</text:p>
          </table:table-cell>
        </table:table-row>
        <table:table-row>
          <table:table-cell office:value-type="string" office:value="Hampshire">
            <text:p>Hampshire</text:p>
          </table:table-cell>
          <table:table-cell office:value-type="string" office:value="radiocarbon">
            <text:p>radiocarbon</text:p>
          </table:table-cell>
          <table:table-cell office:value-type="string" office:value="Beta-93195">
            <text:p>Beta-93195</text:p>
          </table:table-cell>
          <table:table-cell office:value-type="float" office:value="50.9">
            <text:p>50.9</text:p>
          </table:table-cell>
          <table:table-cell office:value-type="float" office:value="-1.46">
            <text:p>-1.46</text:p>
          </table:table-cell>
          <table:table-cell office:value-type="float" office:value="3080.0">
            <text:p>30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1">
            <text:p>-1.1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LongEtal2000,ShennanEtal2018">
            <text:p>LongEtal2000,ShennanEtal2018</text:p>
          </table:table-cell>
        </table:table-row>
        <table:table-row>
          <table:table-cell office:value-type="string" office:value="Hampshire">
            <text:p>Hampshire</text:p>
          </table:table-cell>
          <table:table-cell office:value-type="string" office:value="radiocarbon">
            <text:p>radiocarbon</text:p>
          </table:table-cell>
          <table:table-cell office:value-type="string" office:value="Q-831">
            <text:p>Q-831</text:p>
          </table:table-cell>
          <table:table-cell office:value-type="float" office:value="50.82">
            <text:p>50.82</text:p>
          </table:table-cell>
          <table:table-cell office:value-type="float" office:value="-1.36">
            <text:p>-1.36</text:p>
          </table:table-cell>
          <table:table-cell office:value-type="float" office:value="3689.0">
            <text:p>3689.0</text:p>
          </table:table-cell>
          <table:table-cell office:value-type="float" office:value="120.0">
            <text:p>12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1">
            <text:p>-4.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Hampshire">
            <text:p>Hampshire</text:p>
          </table:table-cell>
          <table:table-cell office:value-type="string" office:value="radiocarbon">
            <text:p>radiocarbon</text:p>
          </table:table-cell>
          <table:table-cell office:value-type="string" office:value="Q-832">
            <text:p>Q-832</text:p>
          </table:table-cell>
          <table:table-cell office:value-type="float" office:value="50.82">
            <text:p>50.82</text:p>
          </table:table-cell>
          <table:table-cell office:value-type="float" office:value="-1.36">
            <text:p>-1.36</text:p>
          </table:table-cell>
          <table:table-cell office:value-type="float" office:value="3563.0">
            <text:p>3563.0</text:p>
          </table:table-cell>
          <table:table-cell office:value-type="float" office:value="96.0">
            <text:p>96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5">
            <text:p>-2.75</text:p>
          </table:table-cell>
          <table:table-cell office:value-type="float" office:value="0.48">
            <text:p>0.48</text:p>
          </table:table-cell>
          <table:table-cell office:value-type="float" office:value="0.48">
            <text:p>0.48</text:p>
          </table:table-cell>
          <table:table-cell office:value-type="string" office:value="LongEtal2000,HodsonWest1972,GodwinSwitsur1966,ShennanEtal2018">
            <text:p>LongEtal2000,HodsonWest1972,GodwinSwitsur1966,ShennanEtal2018</text:p>
          </table:table-cell>
        </table:table-row>
        <table:table-row>
          <table:table-cell office:value-type="string" office:value="Hampshire">
            <text:p>Hampshire</text:p>
          </table:table-cell>
          <table:table-cell office:value-type="string" office:value="radiocarbon">
            <text:p>radiocarbon</text:p>
          </table:table-cell>
          <table:table-cell office:value-type="string" office:value="Q-834">
            <text:p>Q-834</text:p>
          </table:table-cell>
          <table:table-cell office:value-type="float" office:value="50.82">
            <text:p>50.82</text:p>
          </table:table-cell>
          <table:table-cell office:value-type="float" office:value="-1.36">
            <text:p>-1.36</text:p>
          </table:table-cell>
          <table:table-cell office:value-type="float" office:value="6366.0">
            <text:p>6366.0</text:p>
          </table:table-cell>
          <table:table-cell office:value-type="float" office:value="124.0">
            <text:p>124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88">
            <text:p>-8.88</text:p>
          </table:table-cell>
          <table:table-cell office:value-type="float" office:value="0.47">
            <text:p>0.47</text:p>
          </table:table-cell>
          <table:table-cell office:value-type="float" office:value="0.47">
            <text:p>0.47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Hampshire">
            <text:p>Hampshire</text:p>
          </table:table-cell>
          <table:table-cell office:value-type="string" office:value="radiocarbon">
            <text:p>radiocarbon</text:p>
          </table:table-cell>
          <table:table-cell office:value-type="string" office:value="Beta-93198">
            <text:p>Beta-93198</text:p>
          </table:table-cell>
          <table:table-cell office:value-type="float" office:value="50.85">
            <text:p>50.85</text:p>
          </table:table-cell>
          <table:table-cell office:value-type="float" office:value="-1.37">
            <text:p>-1.37</text:p>
          </table:table-cell>
          <table:table-cell office:value-type="float" office:value="5320.0">
            <text:p>5320.0</text:p>
          </table:table-cell>
          <table:table-cell office:value-type="float" office:value="60.0">
            <text:p>6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2">
            <text:p>-5.0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2000,ShennanEtal2018">
            <text:p>LongEtal2000,ShennanEtal2018</text:p>
          </table:table-cell>
        </table:table-row>
        <table:table-row>
          <table:table-cell office:value-type="string" office:value="Hampshire">
            <text:p>Hampshire</text:p>
          </table:table-cell>
          <table:table-cell office:value-type="string" office:value="radiocarbon">
            <text:p>radiocarbon</text:p>
          </table:table-cell>
          <table:table-cell office:value-type="string" office:value="HV-17326">
            <text:p>HV-17326</text:p>
          </table:table-cell>
          <table:table-cell office:value-type="float" office:value="50.79">
            <text:p>50.79</text:p>
          </table:table-cell>
          <table:table-cell office:value-type="float" office:value="-1.34">
            <text:p>-1.34</text:p>
          </table:table-cell>
          <table:table-cell office:value-type="float" office:value="2350.0">
            <text:p>235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4">
            <text:p>-2.04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LongEtal2000,LongTooley1995,ShennanEtal2018">
            <text:p>LongEtal2000,LongTooley1995,ShennanEtal2018</text:p>
          </table:table-cell>
        </table:table-row>
        <table:table-row>
          <table:table-cell office:value-type="string" office:value="Hampshire">
            <text:p>Hampshire</text:p>
          </table:table-cell>
          <table:table-cell office:value-type="string" office:value="radiocarbon">
            <text:p>radiocarbon</text:p>
          </table:table-cell>
          <table:table-cell office:value-type="string" office:value="HV-17327">
            <text:p>HV-17327</text:p>
          </table:table-cell>
          <table:table-cell office:value-type="float" office:value="50.79">
            <text:p>50.79</text:p>
          </table:table-cell>
          <table:table-cell office:value-type="float" office:value="-1.34">
            <text:p>-1.34</text:p>
          </table:table-cell>
          <table:table-cell office:value-type="float" office:value="2480.0">
            <text:p>248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68">
            <text:p>-1.68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LongEtal2000,LongTooley1995,ShennanEtal2018">
            <text:p>LongEtal2000,LongTooley1995,ShennanEtal2018</text:p>
          </table:table-cell>
        </table:table-row>
        <table:table-row>
          <table:table-cell office:value-type="string" office:value="Hampshire">
            <text:p>Hampshire</text:p>
          </table:table-cell>
          <table:table-cell office:value-type="string" office:value="radiocarbon">
            <text:p>radiocarbon</text:p>
          </table:table-cell>
          <table:table-cell office:value-type="string" office:value="HV-17322">
            <text:p>HV-17322</text:p>
          </table:table-cell>
          <table:table-cell office:value-type="float" office:value="50.79">
            <text:p>50.79</text:p>
          </table:table-cell>
          <table:table-cell office:value-type="float" office:value="-1.34">
            <text:p>-1.34</text:p>
          </table:table-cell>
          <table:table-cell office:value-type="float" office:value="5565.0">
            <text:p>5565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98">
            <text:p>-5.98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LongEtal2000,LongTooley1995,ShennanEtal2018">
            <text:p>LongEtal2000,LongTooley1995,ShennanEtal2018</text:p>
          </table:table-cell>
        </table:table-row>
        <table:table-row>
          <table:table-cell office:value-type="string" office:value="Hampshire">
            <text:p>Hampshire</text:p>
          </table:table-cell>
          <table:table-cell office:value-type="string" office:value="radiocarbon">
            <text:p>radiocarbon</text:p>
          </table:table-cell>
          <table:table-cell office:value-type="string" office:value="Beta-93196">
            <text:p>Beta-93196</text:p>
          </table:table-cell>
          <table:table-cell office:value-type="float" office:value="50.86">
            <text:p>50.86</text:p>
          </table:table-cell>
          <table:table-cell office:value-type="float" office:value="-1.38">
            <text:p>-1.38</text:p>
          </table:table-cell>
          <table:table-cell office:value-type="float" office:value="1250.0">
            <text:p>125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9">
            <text:p>-0.6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2000,ShennanEtal2018">
            <text:p>LongEtal2000,ShennanEtal2018</text:p>
          </table:table-cell>
        </table:table-row>
        <table:table-row>
          <table:table-cell office:value-type="string" office:value="Hampshire">
            <text:p>Hampshire</text:p>
          </table:table-cell>
          <table:table-cell office:value-type="string" office:value="radiocarbon">
            <text:p>radiocarbon</text:p>
          </table:table-cell>
          <table:table-cell office:value-type="string" office:value="SUERC-31991">
            <text:p>SUERC-31991</text:p>
          </table:table-cell>
          <table:table-cell office:value-type="float" office:value="50.72">
            <text:p>50.72</text:p>
          </table:table-cell>
          <table:table-cell office:value-type="float" office:value="-1.39">
            <text:p>-1.39</text:p>
          </table:table-cell>
          <table:table-cell office:value-type="float" office:value="105.0">
            <text:p>105.0</text:p>
          </table:table-cell>
          <table:table-cell office:value-type="float" office:value="16.0">
            <text:p>1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3">
            <text:p>-0.23</text:p>
          </table:table-cell>
          <table:table-cell office:value-type="float" office:value="0.16">
            <text:p>0.16</text:p>
          </table:table-cell>
          <table:table-cell office:value-type="float" office:value="0.16">
            <text:p>0.16</text:p>
          </table:table-cell>
          <table:table-cell office:value-type="string" office:value="LongEtal2014,ShennanEtal2018">
            <text:p>LongEtal2014,ShennanEtal2018</text:p>
          </table:table-cell>
        </table:table-row>
        <table:table-row>
          <table:table-cell office:value-type="string" office:value="Hampshire">
            <text:p>Hampshire</text:p>
          </table:table-cell>
          <table:table-cell office:value-type="string" office:value="radiocarbon">
            <text:p>radiocarbon</text:p>
          </table:table-cell>
          <table:table-cell office:value-type="string" office:value="SUERC-31979">
            <text:p>SUERC-31979</text:p>
          </table:table-cell>
          <table:table-cell office:value-type="float" office:value="50.72">
            <text:p>50.72</text:p>
          </table:table-cell>
          <table:table-cell office:value-type="float" office:value="-1.39">
            <text:p>-1.39</text:p>
          </table:table-cell>
          <table:table-cell office:value-type="float" office:value="105.0">
            <text:p>105.0</text:p>
          </table:table-cell>
          <table:table-cell office:value-type="float" office:value="17.0">
            <text:p>1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3">
            <text:p>-0.23</text:p>
          </table:table-cell>
          <table:table-cell office:value-type="float" office:value="0.16">
            <text:p>0.16</text:p>
          </table:table-cell>
          <table:table-cell office:value-type="float" office:value="0.16">
            <text:p>0.16</text:p>
          </table:table-cell>
          <table:table-cell office:value-type="string" office:value="LongEtal2014,ShennanEtal2018">
            <text:p>LongEtal2014,ShennanEtal2018</text:p>
          </table:table-cell>
        </table:table-row>
        <table:table-row>
          <table:table-cell office:value-type="string" office:value="Hampshire">
            <text:p>Hampshire</text:p>
          </table:table-cell>
          <table:table-cell office:value-type="string" office:value="radiocarbon">
            <text:p>radiocarbon</text:p>
          </table:table-cell>
          <table:table-cell office:value-type="string" office:value="Beta-106551">
            <text:p>Beta-106551</text:p>
          </table:table-cell>
          <table:table-cell office:value-type="float" office:value="50.87">
            <text:p>50.87</text:p>
          </table:table-cell>
          <table:table-cell office:value-type="float" office:value="-1.4">
            <text:p>-1.4</text:p>
          </table:table-cell>
          <table:table-cell office:value-type="float" office:value="4650.0">
            <text:p>465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53">
            <text:p>-3.53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LongEtal2000,ShennanEtal2018">
            <text:p>LongEtal2000,ShennanEtal2018</text:p>
          </table:table-cell>
        </table:table-row>
        <table:table-row>
          <table:table-cell office:value-type="string" office:value="Hampshire">
            <text:p>Hampshire</text:p>
          </table:table-cell>
          <table:table-cell office:value-type="string" office:value="radiocarbon">
            <text:p>radiocarbon</text:p>
          </table:table-cell>
          <table:table-cell office:value-type="string" office:value="Beta-106550">
            <text:p>Beta-106550</text:p>
          </table:table-cell>
          <table:table-cell office:value-type="float" office:value="50.87">
            <text:p>50.87</text:p>
          </table:table-cell>
          <table:table-cell office:value-type="float" office:value="-1.4">
            <text:p>-1.4</text:p>
          </table:table-cell>
          <table:table-cell office:value-type="float" office:value="5040.0">
            <text:p>504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73">
            <text:p>-3.73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LongEtal2000,ShennanEtal2018">
            <text:p>LongEtal2000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